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9af0" officeooo:paragraph-rsid="001f9af0"/>
    </style:style>
    <style:style style:name="P2" style:family="paragraph" style:parent-style-name="Standard" style:list-style-name="L1">
      <style:text-properties style:text-underline-style="none" officeooo:rsid="001f9af0" officeooo:paragraph-rsid="001f9af0"/>
    </style:style>
    <style:style style:name="P3" style:family="paragraph" style:parent-style-name="Standard">
      <style:text-properties style:text-underline-style="none" officeooo:rsid="001f9af0" officeooo:paragraph-rsid="001f9af0"/>
    </style:style>
    <style:style style:name="P4" style:family="paragraph" style:parent-style-name="Standard">
      <style:text-properties style:text-underline-style="none" officeooo:rsid="002083dc" officeooo:paragraph-rsid="002083dc"/>
    </style:style>
    <style:style style:name="P5" style:family="paragraph" style:parent-style-name="Standard" style:list-style-name="L2">
      <style:text-properties style:text-underline-style="none" officeooo:rsid="002083dc" officeooo:paragraph-rsid="002083dc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Thursday 28</text:span><text:span text:style-name="T2">th</text:span><text:span text:style-name="T4"> September – Group meeting</text:span></text:p>
      <text:list xml:id="list8033949514353486671" text:style-name="L1">
        <text:list-item>
          <text:p text:style-name="P2">Briefly stated projects and discussed ideas of what could be used in the project (Appropriate programming language, algorithms, etc)</text:p>
        </text:list-item>
        <text:list-item>
          <text:p text:style-name="P2">Supervisor explained what was expected, how many hours a week would be required to complete a good project</text:p>
        </text:list-item>
        <text:list-item>
          <text:p text:style-name="P2">Starting to research after todays meeting</text:p>
        </text:list-item>
      </text:list>
      <text:p text:style-name="P3"/>
      <text:p text:style-name="P4">Thursday 5<text:span text:style-name="T1">th</text:span> October – Group meeting</text:p>
      <text:list xml:id="list6977665697339873468" text:style-name="L2">
        <text:list-item>
          <text:p text:style-name="P5">Discussed methods of finding the best sources for literature review (Google scholar- can now favourite sources into a list). </text:p>
        </text:list-item>
        <text:list-item>
          <text:p text:style-name="P5">Talked about citing, bibliography (use endnote to make this easier)</text:p>
        </text:list-item>
        <text:list-item>
          <text:p text:style-name="P5">Stated brief progression of everyones projec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5S</meta:editing-duration>
    <meta:editing-cycles>4</meta:editing-cycles>
    <meta:generator>LibreOffice/5.0.3.2$Windows_x86 LibreOffice_project/e5f16313668ac592c1bfb310f4390624e3dbfb75</meta:generator>
    <dc:date>2017-10-10T10:21:56.667000000</dc:date>
    <meta:document-statistic meta:table-count="0" meta:image-count="0" meta:object-count="0" meta:page-count="1" meta:paragraph-count="8" meta:word-count="94" meta:character-count="598" meta:non-whitespace-character-count="515"/>
    <meta:user-defined meta:name="Info 1"/>
    <meta:user-defined meta:name="Info 2"/>
    <meta:user-defined meta:name="Info 3"/>
    <meta:user-defined meta:name="Info 4"/>
  </office:meta>
</office:document-meta>
</file>